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2b2b2" draw:fill="solid" draw:fill-color="#cccccc" draw:opacity="100%" draw:textarea-vertical-align="middle"/>
    </style:style>
    <style:style style:name="gr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25cm" fo:min-width="3.3cm"/>
    </style:style>
    <style:style style:name="gr3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 fo:min-height="1.75cm" fo:min-width="4.5cm"/>
    </style:style>
    <style:style style:name="gr4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1.75cm" fo:min-width="4.5cm"/>
    </style:style>
    <style:style style:name="gr5" style:family="graphic" style:parent-style-name="standard">
      <style:graphic-properties draw:stroke="solid" draw:stroke-dash="Fine_20_Dashed" svg:stroke-color="#000000" draw:fill="solid" draw:fill-color="#ffffff" draw:opacity="50%"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1.75cm" fo:min-width="1.5cm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standard">
      <style:graphic-properties draw:stroke="dash" draw:stroke-dash="Fine_20_Dashed" draw:marker-end="Arrow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424cm"/>
    </style:style>
    <style:style style:name="P1" style:family="paragraph">
      <loext:graphic-properties draw:fill="solid" draw:fill-color="#cccccc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DejaVu Math TeX Gyre"/>
    </style:style>
    <style:style style:name="P4" style:family="paragraph">
      <loext:graphic-properties draw:fill="solid" draw:fill-color="#ffffff"/>
      <style:paragraph-properties fo:text-align="center"/>
      <style:text-properties style:font-name="DejaVu Math TeX Gyre"/>
    </style:style>
    <style:style style:name="P5" style:family="paragraph">
      <loext:graphic-properties draw:fill="solid" draw:fill-color="#ffffff" draw:opacity="50%"/>
      <style:paragraph-properties fo:text-align="center"/>
      <style:text-properties style:font-name="DejaVu Math TeX Gyre"/>
    </style:style>
    <style:style style:name="P6" style:family="paragraph">
      <loext:graphic-properties draw:fill="none" draw:fill-color="#ffffff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2.499cm" svg:height="4.999cm" svg:x="3.5cm" svg:y="8.5cm" svg:viewBox="0 0 22500 5000" draw:points="11500,0 22500,0 22500,5000 0,5000 0,0 4500,0 4500,3000 1100,3000 1000,3000 1000,4000 21500,4000 21500,3000 11500,3000">
          <text:p/>
        </draw:polygon>
        <draw:custom-shape draw:style-name="gr2" draw:text-style-name="P3" xml:id="id3" draw:id="id3" draw:layer="layout" svg:width="3.8cm" svg:height="1.5cm" svg:x="9.6cm" svg:y="3.5cm">
          <text:p text:style-name="P2"><text:span text:style-name="T1">Horlo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cm" svg:height="2cm" svg:x="9cm" svg:y="9cm">
          <text:p text:style-name="P2"><text:span text:style-name="T1">Algorith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5cm" svg:height="2cm" svg:x="19cm" svg:y="9cm">
          <text:p text:style-name="P2"><text:span text:style-name="T1">Système à </text:span></text:p>
          <text:p text:style-name="P2"><text:span text:style-name="T1">command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cm" svg:height="2cm" svg:x="15.5cm" svg:y="9cm">
          <text:p text:style-name="P2"><text:span text:style-name="T1">D-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2cm" svg:height="2cm" svg:x="5.5cm" svg:y="9cm">
          <text:p text:style-name="P2"><text:span text:style-name="T1">A-D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0.999cm 4.501cm -0.999cm" svg:x1="24cm" svg:y1="10cm" svg:x2="5.5cm" svg:y2="10cm" draw:start-shape="id1" draw:start-glue-point="1" draw:end-shape="id2" draw:end-glue-point="3" svg:d="M24000 10000h1500v3000h-21500v-3000h1500" svg:viewBox="0 0 21501 3001">
          <text:p/>
        </draw:connector>
        <draw:connector draw:style-name="gr8" draw:text-style-name="P2" draw:layer="layout" svg:x1="11.5cm" svg:y1="5cm" svg:x2="11.5cm" svg:y2="9cm" draw:start-shape="id3" draw:start-glue-point="2" draw:end-shape="id4" draw:end-glue-point="0" svg:d="M11500 5000v4000" svg:viewBox="0 0 1 4001">
          <text:p/>
        </draw:connector>
        <draw:connector draw:style-name="gr8" draw:text-style-name="P2" draw:layer="layout" svg:x1="11.5cm" svg:y1="5cm" svg:x2="16.5cm" svg:y2="9cm" draw:start-shape="id3" draw:start-glue-point="2" draw:end-shape="id5" draw:end-glue-point="0" svg:d="M11500 5000v2000h5000v2000" svg:viewBox="0 0 5001 4001">
          <text:p/>
        </draw:connector>
        <draw:connector draw:style-name="gr8" draw:text-style-name="P2" draw:layer="layout" svg:x1="11.5cm" svg:y1="5cm" svg:x2="6.5cm" svg:y2="9cm" draw:start-shape="id3" draw:start-glue-point="2" draw:end-shape="id2" draw:end-glue-point="0" svg:d="M11500 5000v2000h-5000v2000" svg:viewBox="0 0 5001 4001">
          <text:p/>
        </draw:connector>
        <draw:connector draw:style-name="gr7" draw:text-style-name="P2" draw:layer="layout" svg:x1="7.5cm" svg:y1="10cm" svg:x2="9cm" svg:y2="10cm" draw:start-shape="id2" draw:start-glue-point="1" draw:end-shape="id4" draw:end-glue-point="3" svg:d="M7500 10000h1500" svg:viewBox="0 0 1501 1">
          <text:p/>
        </draw:connector>
        <draw:connector draw:style-name="gr7" draw:text-style-name="P2" draw:layer="layout" svg:x1="14cm" svg:y1="10cm" svg:x2="15.5cm" svg:y2="10cm" draw:start-shape="id4" draw:start-glue-point="1" draw:end-shape="id5" draw:end-glue-point="3" svg:d="M14000 10000h1500" svg:viewBox="0 0 1501 1">
          <text:p/>
        </draw:connector>
        <draw:connector draw:style-name="gr7" draw:text-style-name="P2" draw:layer="layout" svg:x1="17.5cm" svg:y1="10cm" svg:x2="19cm" svg:y2="10cm" draw:start-shape="id5" draw:start-glue-point="1" draw:end-shape="id1" draw:end-glue-point="3" svg:d="M17500 10000h1500" svg:viewBox="0 0 1501 1">
          <text:p/>
        </draw:connector>
        <draw:custom-shape draw:style-name="gr9" draw:text-style-name="P2" draw:layer="layout" svg:width="0.2cm" svg:height="0.2cm" svg:x="8.1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4.7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0.6cm" svg:height="0.674cm" svg:x="7.9cm" svg:y="10cm">
          <draw:text-box>
            <text:p><text:span text:style-name="T2">1</text:span></text:p>
          </draw:text-box>
        </draw:frame>
        <draw:frame draw:style-name="gr10" draw:text-style-name="P6" draw:layer="layout" svg:width="0.6cm" svg:height="0.674cm" svg:x="14.4cm" svg:y="10cm">
          <draw:text-box>
            <text:p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8:02:40.416105354</meta:creation-date>
    <dc:date>2020-08-25T12:33:04.540233781</dc:date>
    <meta:editing-duration>PT20M55S</meta:editing-duration>
    <meta:editing-cycles>8</meta:editing-cycles>
    <meta:generator>LibreOffice/5.2.7.2$Linux_X86_64 LibreOffice_project/20m0$Build-2</meta:generator>
    <meta:document-statistic meta:object-count="17"/>
  </office:meta>
</office:document-meta>
</file>